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,977,289,455,38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,690,849,152,51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,469,853,463,945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,357,585,719,351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,889,093,051,023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,733,804,649,549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,527,143,188,785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,749,314,991,050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,399,667,82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411,261,212,652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,745,264,093,617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425,578,382,921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994,703,642,023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846,864,211,175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814,353,869,359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501,640,388,482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,078,484,517,47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945,790,973,803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947,981,991,011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,194,945,278,872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238,990,774,702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211,989,623,28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497,244,606,18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9:38.241518209</dc:date>
    <meta:editing-duration>PT2H21M50S</meta:editing-duration>
    <meta:editing-cycles>64</meta:editing-cycles>
    <meta:generator>LibreOffice/7.2.6.2$Linux_X86_64 LibreOffice_project/20$Build-2</meta:generator>
    <meta:document-statistic meta:table-count="1" meta:cell-count="48" meta:object-count="0"/>
  </office:meta>
</office:document-meta>
</file>